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ictor Mono" svg:font-family="''Victor Mono', 'Droid Sans Mono', monospace, monospace, 'Droid Sans Fallback', ',', 'Droid Sans Mono', ',', monospace, ', monospace,', 'Droid Sans Fallback', 'font-weight: normal', 'font-size: 14px', 'line-height: 19px', 'white-space: pr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Sans" fo:font-size="12pt" style:font-size-asian="12pt" style:font-size-complex="12pt"/>
    </style:style>
    <style:style style:name="P2" style:family="paragraph" style:parent-style-name="Standard">
      <style:text-properties style:font-name="Liberation Sans" fo:font-size="12pt" officeooo:paragraph-rsid="0011cdd1" style:font-size-asian="12pt" style:font-size-complex="12pt"/>
    </style:style>
    <style:style style:name="P3" style:family="paragraph" style:parent-style-name="Standard">
      <style:text-properties style:font-name="Liberation Mono" fo:font-size="10pt" style:font-size-asian="10pt" style:font-size-complex="10pt"/>
    </style:style>
    <style:style style:name="P4" style:family="paragraph" style:parent-style-name="Standard">
      <style:text-properties fo:font-size="10pt" style:font-size-asian="10pt" style:font-size-complex="10pt"/>
    </style:style>
    <style:style style:name="T1" style:family="text">
      <style:text-properties style:font-name="Liberation Sans"/>
    </style:style>
    <style:style style:name="T2" style:family="text">
      <style:text-properties style:font-name="Liberation San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DejaVu Sans Mono"/>
    </style:style>
    <style:style style:name="T5" style:family="text">
      <style:text-properties style:font-name="DejaVu Sans Mono" fo:font-size="10pt" style:font-size-asian="10pt" style:font-size-complex="10pt"/>
    </style:style>
    <style:style style:name="T6" style:family="text">
      <style:text-properties fo:color="#d8dee9" style:font-name="'Victor Mono" fo:background-color="#2e3440" loext:char-shading-value="0"/>
    </style:style>
    <style:style style:name="T7" style:family="text">
      <style:text-properties fo:color="#d8dee9" style:font-name="'Victor Mono" fo:font-size="10pt" fo:background-color="#2e3440" loext:char-shading-value="0" style:font-size-asian="10pt" style:font-size-complex="10pt"/>
    </style:style>
    <style:style style:name="T8" style:family="text">
      <style:text-properties fo:color="#88c0d0"/>
    </style:style>
    <style:style style:name="T9" style:family="text">
      <style:text-properties fo:color="#88c0d0" style:font-name="'Victor Mono" fo:background-color="#2e3440" loext:char-shading-value="0"/>
    </style:style>
    <style:style style:name="T10" style:family="text">
      <style:text-properties fo:color="#88c0d0" style:font-name="'Victor Mono" fo:font-size="10pt" fo:background-color="#2e3440" loext:char-shading-value="0" style:font-size-asian="10pt" style:font-size-complex="10pt"/>
    </style:style>
    <style:style style:name="T11" style:family="text">
      <style:text-properties fo:color="#eceff4"/>
    </style:style>
    <style:style style:name="T12" style:family="text">
      <style:text-properties fo:color="#eceff4" style:font-name="'Victor Mono" fo:background-color="#2e3440" loext:char-shading-value="0"/>
    </style:style>
    <style:style style:name="T13" style:family="text">
      <style:text-properties fo:color="#eceff4" style:font-name="'Victor Mono" fo:font-size="10pt" fo:background-color="#2e3440" loext:char-shading-value="0" style:font-size-asian="10pt" style:font-size-complex="10pt"/>
    </style:style>
    <style:style style:name="T14" style:family="text">
      <style:text-properties fo:color="#b48ead"/>
    </style:style>
    <style:style style:name="T15" style:family="text">
      <style:text-properties fo:color="#b48ead" style:font-name="'Victor Mono" fo:background-color="#2e3440" loext:char-shading-value="0"/>
    </style:style>
    <style:style style:name="T16" style:family="text">
      <style:text-properties fo:color="#81a1c1"/>
    </style:style>
    <style:style style:name="T17" style:family="text">
      <style:text-properties fo:color="#81a1c1" style:font-name="'Victor Mono" fo:font-size="10pt" fo:background-color="#2e3440" loext:char-shading-value="0" style:font-size-asian="10pt" style:font-size-complex="10pt"/>
    </style:style>
    <style:style style:name="T18" style:family="text">
      <style:text-properties style:font-name="Liberation Mono"/>
    </style:style>
    <style:style style:name="T19" style:family="text">
      <style:text-properties style:font-name="Liberation 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et() in Python is a data-structure representing an unordered collection of unique elements from an iterable or generator object. Sets can be tremendously useful when trying to identify unique values when working with larger data-sets.</text:p>
      <text:p text:style-name="P1"/>
      <text:p text:style-name="P1">Prior to this class, I've frequented a website called CodeWars.com (no affiliation with Alex Jones, thank god!) wherein programmers can solve code-interview-like questions and compare solutions with others. It was on a particular solution I discovered Sets and realized just how powerful they are. So instead of continuing to elaborate on the textbook definition of a Set, I figured I'd share the problem I faced and how Sets provided the appropriate solution.</text:p>
      <text:p text:style-name="P1"/>
      <text:p text:style-name="P1">Problem: Sum of Pairs</text:p>
      <text:p text:style-name="P1">Given a list of integers and a single sum value, return the first two values (parse from the left please) in order of appearance that add up to form the sum.</text:p>
      <text:p text:style-name="P1"/>
      <text:p text:style-name="P1">Examples:</text:p>
      <text:p text:style-name="Standard"><text:span text:style-name="Source_20_Text"><text:span text:style-name="T19">sum_pairs([11, 3, 7, 5], 10)</text:span></text:span></text:p>
      <text:p text:style-name="P3"># <text:s text:c="13"/>^--^ 3 + 7 = 10</text:p>
      <text:p text:style-name="P3">== [3, 7]</text:p>
      <text:p text:style-name="P4"/>
      <text:p text:style-name="P3">sum_pairs([4, 3, 2, 3, 4], 6)</text:p>
      <text:p text:style-name="P3"># <text:s text:c="9"/>^-----^ 4 + 2 = 6, indices: 0, 2 *</text:p>
      <text:p text:style-name="P3"># <text:s text:c="12"/>^-----^ 3 + 3 = 6, indices: 1, 3</text:p>
      <text:p text:style-name="P3"># <text:s text:c="15"/>^-----^ 2 + 4 = 6, indices: 2, 4</text:p>
      <text:p text:style-name="P3"># * entire pair is earlier, and therefore is the correct answer</text:p>
      <text:p text:style-name="P3">== [4, 2]</text:p>
      <text:p text:style-name="P4"/>
      <text:p text:style-name="P3">sum_pairs([10, 5, 2, 3, 7, 5], 10)</text:p>
      <text:p text:style-name="P3"># <text:tab/><text:tab/> <text:s text:c="3"/>^-----------^ 5 + 5 = 10, indices: 1, 5</text:p>
      <text:p text:style-name="P3"># <text:s text:c="19"/>^--^ 3 + 7 = 10, indices: 3, 4 *</text:p>
      <text:p text:style-name="P3"># * entire pair is earlier, and therefore is the correct answer</text:p>
      <text:p text:style-name="P3">== [3, 7]</text:p>
      <text:p text:style-name="Standard"><text:span text:style-name="Source_20_Text"><text:line-break/></text:span><text:span text:style-name="Source_20_Text"><text:span text:style-name="T2">At first, this problem can be thought of rather simply. Just iterate over the input list of numbers twice, adding each number with the other. If that doesn't match the desired solution, move to the next number and repeat. This WILL solve the problem of course, however that wasn't the challenge. After submitting a working solution, I was faced with a TIMEOUT error... One of the tests it throws at your code includes a list of multiple millions of numbers. On a small list, this is no problem, but looping over millions of numbers millions of times wasn't going to be acceptable.</text:span></text:span></text:p>
      <text:p text:style-name="Standard"><text:span text:style-name="Source_20_Text"><text:span text:style-name="T2"/></text:span></text:p>
      <text:p text:style-name="Standard"><text:span text:style-name="Source_20_Text"><text:span text:style-name="T2">I was stuck on this problem for quite a while, trying every way I could to flatten the nested loops, but nothing seemed to work. Ok, let's look at it differently. Addition and subtraction have similar characteristics. Adding two numbers = sum minus one of the numbers. So with that in mind, maybe we can use the known value of the sum (since it's provided) and subtract each number in the list from that and see if the difference is in the list as well... but that requires another loop-through. What if we capture every unique number we see as we go through that initial loop. This is where a Set comes in. If the sum minus the number we're at in the loop exists in the set of previously seen numbers, we've got our match! There is a LOT we can talk about surrounding time-complexity, Big O notation, and why efficiency really matters, but hopefully this gives you a good idea of how a seemingly insignificant feature of the programming language can really change the way we look at and solve problems.</text:span></text:span></text:p>
      <text:p text:style-name="P1"/>
      <text:p text:style-name="P2"><text:soft-page-break/>Solution:</text:p>
      <text:p text:style-name="Standard"><text:span text:style-name="Source_20_Text"><text:span text:style-name="T19">def sum_pairs(lst, s): </text:span></text:span></text:p>
      <text:p text:style-name="P3"><text:tab/>cache = set()</text:p>
      <text:p text:style-name="P3"><text:tab/>for i in lst:</text:p>
      <text:p text:style-name="P3"><text:tab/><text:tab/>if s - i in cache:</text:p>
      <text:p text:style-name="P3"><text:tab/><text:tab/>return [s - i, i]</text:p>
      <text:p text:style-name="P3"><text:tab/>cache.add(i)</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ictor Mono" svg:font-family="''Victor Mono', 'Droid Sans Mono', monospace, monospace, 'Droid Sans Fallback', ',', 'Droid Sans Mono', ',', monospace, ', monospace,', 'Droid Sans Fallback', 'font-weight: normal', 'font-size: 14px', 'line-height: 19px', 'white-space: pr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8T11:19:12.848700338</meta:creation-date>
    <dc:date>2020-07-08T11:51:59.396851277</dc:date>
    <meta:editing-duration>PT11M36S</meta:editing-duration>
    <meta:editing-cycles>1</meta:editing-cycles>
    <meta:document-statistic meta:table-count="0" meta:image-count="0" meta:object-count="0" meta:page-count="2" meta:paragraph-count="28" meta:word-count="568" meta:character-count="3094" meta:non-whitespace-character-count="2477"/>
    <meta:generator>LibreOffice/6.4.4.2$Linux_X86_64 LibreOffice_project/40$Build-2</meta:generator>
  </office:meta>
</office:document-meta>
</file>